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ellipse draw:style-name="gr1" draw:text-style-name="P1" draw:layer="layout" svg:width="4.8cm" svg:height="2.4cm" svg:x="8.3cm" svg:y="1.6cm">
          <text:p text:style-name="P1">START</text:p>
        </draw:ellipse>
        <draw:line draw:style-name="gr2" draw:text-style-name="P1" draw:layer="layout" svg:x1="10.5cm" svg:y1="4cm" svg:x2="10.5cm" svg:y2="9.1cm">
          <text:p/>
        </draw:line>
        <draw:custom-shape draw:style-name="gr3" draw:text-style-name="P1" draw:layer="layout" svg:width="4.8cm" svg:height="3.9cm" svg:x="8.1cm" svg:y="9.2cm">
          <text:p text:style-name="P1">Suma &lt;=75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8.1cm" svg:y1="11.2cm" svg:x2="3.5cm" svg:y2="11.2cm">
          <text:p/>
        </draw:line>
        <draw:line draw:style-name="gr4" draw:text-style-name="P1" draw:layer="layout" svg:x1="3.5cm" svg:y1="11.2cm" svg:x2="3.5cm" svg:y2="21.7cm">
          <text:p/>
        </draw:line>
        <draw:line draw:style-name="gr4" draw:text-style-name="P1" draw:layer="layout" svg:x1="12.8cm" svg:y1="11.2cm" svg:x2="14.8cm" svg:y2="11.2cm">
          <text:p/>
        </draw:line>
        <draw:line draw:style-name="gr4" draw:text-style-name="P1" draw:layer="layout" svg:x1="14.8cm" svg:y1="11.2cm" svg:x2="14.8cm" svg:y2="15.5cm">
          <text:p/>
        </draw:line>
        <draw:line draw:style-name="gr2" draw:text-style-name="P1" draw:layer="layout" svg:x1="14.8cm" svg:y1="15.5cm" svg:x2="12.1cm" svg:y2="15.5cm">
          <text:p/>
        </draw:line>
        <draw:line draw:style-name="gr4" draw:text-style-name="P1" draw:layer="layout" svg:x1="16.9cm" svg:y1="8.1cm" svg:x2="17cm" svg:y2="19.4cm">
          <text:p/>
        </draw:line>
        <draw:custom-shape draw:style-name="gr3" draw:text-style-name="P1" draw:layer="layout" svg:width="5.1cm" svg:height="1.6cm" svg:x="7.6cm" svg:y="14.6cm">
          <text:p text:style-name="P1">Podaj liczbę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16.9cm" svg:y1="8.1cm" svg:x2="10.5cm" svg:y2="8.2cm">
          <text:p/>
        </draw:line>
        <draw:line draw:style-name="gr4" draw:text-style-name="P1" draw:layer="layout" svg:x1="17cm" svg:y1="19.4cm" svg:x2="12.2cm" svg:y2="19.4cm">
          <text:p/>
        </draw:line>
        <draw:rect draw:style-name="gr1" draw:text-style-name="P1" draw:layer="layout" svg:width="4.7cm" svg:height="2.2cm" svg:x="7.4cm" svg:y="18.4cm">
          <text:p text:style-name="P1">C= B+A</text:p>
        </draw:rect>
        <draw:line draw:style-name="gr2" draw:text-style-name="P1" draw:layer="layout" svg:x1="3.5cm" svg:y1="21.7cm" svg:x2="7.4cm" svg:y2="21.7cm">
          <text:p/>
        </draw:line>
        <draw:custom-shape draw:style-name="gr3" draw:text-style-name="P1" draw:layer="layout" svg:width="5.3cm" svg:height="1.6cm" svg:x="6.5cm" svg:y="21.3cm">
          <text:p text:style-name="P1">SUM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10.1cm" svg:y1="22.9cm" svg:x2="10.1cm" svg:y2="25.8cm">
          <text:p/>
        </draw:line>
        <draw:ellipse draw:style-name="gr1" draw:text-style-name="P1" draw:layer="layout" svg:width="4cm" svg:height="2.4cm" svg:x="8.1cm" svg:y="25.8cm">
          <text:p text:style-name="P1">Stop</text:p>
        </draw:ellipse>
        <draw:rect draw:style-name="gr5" draw:text-style-name="P3" draw:layer="layout" svg:width="6.3cm" svg:height="3.4cm" svg:x="13.5cm" svg:y="25.1cm">
          <text:p text:style-name="P2"><text:span text:style-name="T1">Program sumuje liczby</text:span></text:p>
          <text:p text:style-name="P2"><text:span text:style-name="T1">Dopóki ich suma nie jest</text:span></text:p>
          <text:p text:style-name="P2"><text:span text:style-name="T1">Większa niż 75 i drukuje</text:span></text:p>
          <text:p text:style-name="P2"><text:span text:style-name="T1">Sumę.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0-02T18:40:14.58</meta:creation-date>
    <dc:date>2018-10-02T19:22:58.97</dc:date>
    <meta:editing-duration>PT42M53S</meta:editing-duration>
    <meta:editing-cycles>1</meta:editing-cycles>
    <meta:document-statistic meta:object-count="18"/>
    <meta:generator>OpenOffice/4.1.2$Win32 OpenOffice.org_project/412m3$Build-9782</meta:generator>
  </office:meta>
</office:document-meta>
</file>